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371776536491298067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6428917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838960615118951734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313791153995469202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</text:span></text:p>
                </text:list-item>
                <text:list-item>
                  <text:p text:style-name="P8">mobile holder</text:p>
                  <text:list>
                    <text:list-item>
                      <text:p text:style-name="P11"><text:soft-page-break/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prev sections ---&gt; review</text:p>
            </text:list-item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062815707363231336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<text:soft-page-break/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</text:span></text:p>
                </text:list-item>
                <text:list-item>
                  <text:p text:style-name="P9">add “//” mar<text:span text:style-name="T1">k</text:span></text:p>
                </text:list-item>
                <text:list-item>
                  <text:p text:style-name="P12"><text:span text:style-name="T1">photo</text:span></text:p>
                </text:list-item>
              </text:list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</text:p>
                </text:list-item>
                <text:list-item>
                  <text:p text:style-name="P12">on “〇” symbol, add a slash</text:p>
                </text:list-item>
              </text:list>
            </text:list-item>
            <text:list-item>
              <text:p text:style-name="P12">each leaf → to each clear leaf in the clear folder</text:p>
            </text:list-item>
          </text:list>
        </text:list-item>
        <text:list-item>
          <text:p text:style-name="P12">pens</text:p>
          <text:list>
            <text:list-item>
              <text:p text:style-name="P12">put away except ==&gt; orange</text:p>
            </text:list-item>
            <text:list-item>
              <text:p text:style-name="P12"/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<text:soft-page-break/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423365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052912505880129412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6432777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6440560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ext:soft-page-break/>
        <table:table-row table:style-name="表6.1">
          <table:table-cell table:style-name="表6.A1" office:value-type="string">
            <text:p text:style-name="P1">close → text files</text:p>
            <text:list xml:id="list4738000871324945805" text:style-name="L6">
              <text:list-item>
                <text:p text:style-name="P13">memo_guitar.txt</text:p>
              </text:list-item>
              <text:list-item>
                <text:p text:style-name="P13">memo_guitar.(replaced).(XXX).txt</text:p>
              </text:list-item>
            </text:list>
          </table:table-cell>
        </table:table-row>
      </table:table>
      <text:list xml:id="list36413853" text:continue-list="list36440560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6435765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6T16:22:10.18</dc:date>
    <dc:creator>iwabuchi ken</dc:creator>
    <meta:editing-duration>P1DT3H57M17S</meta:editing-duration>
    <meta:editing-cycles>34</meta:editing-cycles>
    <meta:generator>OpenOffice/4.1.3$Win32 OpenOffice.org_project/413m1$Build-9783</meta:generator>
    <meta:document-statistic meta:table-count="7" meta:image-count="0" meta:object-count="0" meta:page-count="6" meta:paragraph-count="142" meta:word-count="554" meta:character-count="3650"/>
  </office:meta>
</office:document-meta>
</file>